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a618b" officeooo:paragraph-rsid="000a618b"/>
    </style:style>
    <style:style style:name="P2" style:family="paragraph" style:parent-style-name="Standard">
      <style:paragraph-properties fo:line-height="200%" fo:text-align="center" style:justify-single-word="false"/>
      <style:text-properties fo:font-style="italic" officeooo:rsid="000a618b" officeooo:paragraph-rsid="000a618b" style:font-style-asian="italic" style:font-style-complex="italic"/>
    </style:style>
    <style:style style:name="P3" style:family="paragraph" style:parent-style-name="Standard">
      <style:paragraph-properties fo:line-height="200%" fo:text-align="start" style:justify-single-word="false"/>
      <style:text-properties fo:font-style="italic" officeooo:rsid="000a618b" officeooo:paragraph-rsid="000a618b"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0af66b" style:font-style-asian="normal" style:font-style-complex="normal"/>
    </style:style>
    <style:style style:name="T3" style:family="text">
      <style:text-properties fo:font-style="normal" officeooo:rsid="000b76cc" style:font-style-asian="normal" style:font-style-complex="normal"/>
    </style:style>
    <style:style style:name="T4" style:family="text">
      <style:text-properties fo:font-style="normal" officeooo:rsid="000c2ea7" style:font-style-asian="normal" style:font-style-complex="normal"/>
    </style:style>
    <style:style style:name="T5" style:family="text">
      <style:text-properties fo:font-style="normal" officeooo:rsid="000d7b15" style:font-style-asian="normal" style:font-style-complex="normal"/>
    </style:style>
    <style:style style:name="T6" style:family="text">
      <style:text-properties fo:font-style="normal" officeooo:rsid="000dde59" style:font-style-asian="normal" style:font-style-complex="normal"/>
    </style:style>
    <style:style style:name="T7" style:family="text">
      <style:text-properties fo:font-style="normal" officeooo:rsid="000f22b5" style:font-style-asian="normal" style:font-style-complex="normal"/>
    </style:style>
    <style:style style:name="T8" style:family="text">
      <style:text-properties fo:font-style="normal" officeooo:rsid="000f494a" style:font-style-asian="normal" style:font-style-complex="normal"/>
    </style:style>
    <style:style style:name="T9" style:family="text">
      <style:text-properties fo:font-style="normal" officeooo:rsid="0011ee60" style:font-style-asian="normal" style:font-style-complex="normal"/>
    </style:style>
    <style:style style:name="T10" style:family="text">
      <style:text-properties fo:font-style="normal" officeooo:rsid="00139d89" style:font-style-asian="normal" style:font-style-complex="normal"/>
    </style:style>
    <style:style style:name="T11" style:family="text">
      <style:text-properties fo:font-style="normal" officeooo:rsid="0014ea2d" style:font-style-asian="normal" style:font-style-complex="normal"/>
    </style:style>
    <style:style style:name="T12" style:family="text">
      <style:text-properties fo:font-style="normal" officeooo:rsid="0014f042" style:font-style-asian="normal" style:font-style-complex="normal"/>
    </style:style>
    <style:style style:name="T13" style:family="text">
      <style:text-properties fo:font-style="normal" officeooo:rsid="0016d363" style:font-style-asian="normal" style:font-style-complex="normal"/>
    </style:style>
    <style:style style:name="T14" style:family="text">
      <style:text-properties fo:font-style="normal" officeooo:rsid="0019ff0b" style:font-style-asian="normal" style:font-style-complex="normal"/>
    </style:style>
    <style:style style:name="T15" style:family="text">
      <style:text-properties fo:font-style="normal" officeooo:rsid="001a9df5" style:font-style-asian="normal" style:font-style-complex="normal"/>
    </style:style>
    <style:style style:name="T16" style:family="text">
      <style:text-properties fo:font-style="normal" officeooo:rsid="001b9856" style:font-style-asian="normal" style:font-style-complex="normal"/>
    </style:style>
    <style:style style:name="T17" style:family="text">
      <style:text-properties fo:font-style="normal" officeooo:rsid="001ccea4" style:font-style-asian="normal" style:font-style-complex="normal"/>
    </style:style>
    <style:style style:name="T18" style:family="text">
      <style:text-properties fo:font-style="normal" officeooo:rsid="001e6a3e" style:font-style-asian="normal" style:font-style-complex="normal"/>
    </style:style>
    <style:style style:name="T19" style:family="text">
      <style:text-properties fo:font-style="normal" officeooo:rsid="001faea3" style:font-style-asian="normal" style:font-style-complex="normal"/>
    </style:style>
    <style:style style:name="T20" style:family="text">
      <style:text-properties officeooo:rsid="001fae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on Danne</text:p>
      <text:p text:style-name="P1">AP US Government and Politics Period 7</text:p>
      <text:p text:style-name="P1">Mr. Bookmyer</text:p>
      <text:p text:style-name="P1">23 Aug. 2017</text:p>
      <text:p text:style-name="P1"/>
      <text:p text:style-name="P2">Reflection on Thirteen American Arguments</text:p>
      <text:p text:style-name="P3"><text:tab/>Thirteen American Arguments<text:span text:style-name="T1">, by </text:span><text:span text:style-name="T2">‘Silver Gavel’, ‘Page One’, and ‘Deadline Club’ winner Howard Fineman focuses on thirteen debates that Fineman feels are uniquely American. </text:span><text:span text:style-name="T3">The book focuses on arguments, or debates, which have shaped the nation since the first american colonies. </text:span><text:span text:style-name="T4">Immediately, Fineman defines </text:span><text:span text:style-name="T18">their</text:span><text:span text:style-name="T4"> thesis: ‘We are the Arguing Country, born in, and born to, debate’ </text:span><text:span text:style-name="T5">[3], </text:span><text:span text:style-name="T9">and ‘We forget – or fail to realize – how unlike most of the world we are in this characteristic [arguing]’[4].</text:span><text:span text:style-name="T5"> The book details arguments that Fineman believes define the American experience, frequently drawing upon Fineman’s experience as a journalist. </text:span><text:span text:style-name="T6">In this, Fineman is only half right; while the thirteen arguments he details are common in American history, they are </text:span><text:span text:style-name="T7">not</text:span><text:span text:style-name="T6"> </text:span><text:span text:style-name="T7">exclusive to the United States. </text:span><text:span text:style-name="T8">The prior claim is evidenced by the historical events Fineman cites, which range from the founding of the United States to the American Civil War to the post-9/11 debates about terrorists; the latter by debates, similar to our own, that other countries have experienced in the past.</text:span></text:p>
      <text:p text:style-name="P3"><text:span text:style-name="T8"><text:tab/>Fineman </text:span><text:span text:style-name="T9">states: ‘We aim high, which makes our failures dramatic… No one can see the contrast or feel the </text:span><text:span text:style-name="T10">pain of it more sharply than African Americans...’[11]. Later, in the chapter: ‘Who is a Person?’, Fineman details the United States’ history on personhood and how debates over it have shaped the nation. </text:span><text:span text:style-name="T11">Fineman is absolutely correct here, as arguments over who is a person have led to events as dramatic as the American Civil War, and continue to this day over how to treat felons, LGBT+ individuals, and immigrants, among other groups. The debate over </text:span><text:span text:style-name="T12">who is and is not a person has changed, with groups suck as African Americans; women, </text:span><text:span text:style-name="T13">to an extent;</text:span><text:span text:style-name="T12"> and non-Protestants being largely established as people. However, some groups still have either none or only partial rights. These groups include felons, who are denied the right to vote and, sometimes, the right to bear arms; </text:span><text:span text:style-name="T13">transgender people, who have experienced a roller-coaster ride of Obama-era protections and Trump-</text:span><text:soft-page-break/><text:span text:style-name="T13">era state-sponsored discrimination; <text:s/>and even women, who were forbidden from seeing combat before 2013, and are still forbidden from military roles such as Special Tactics Officer, Combat Control, and Pararescue.</text:span></text:p>
      <text:p text:style-name="P3"><text:span text:style-name="T13"><text:tab/></text:span><text:span text:style-name="T14">Fineman also states: ‘We have clotted the arteries of the American body politic. One impediment is the presidential selection process, which the political parties have turned over to </text:span><text:span text:style-name="T15">primary voters.’[16] Fineman then goes on to explain how this exaggerates the influence of minority groups in the selection system. This statement is neither right nor wrong, but it is interesting, as both primary-based and leader-chosen selection systems have advantages and disadvantages. What makes it even more interesting is how the American political party system is not defined in the Constitution, and was even warned against in George Washington’s farewell address. The primary-based selection system, in which a party’s members vote for which candidate gets their party’s nomination, presents the advantage of being more democratic. It does, however, present the disadvantage of, as Fineman puts it, ‘Rather than addressing each other, the candidates tend to stand back-to-back, gesticulating in the general direction of their own “base”.’ [16] </text:span><text:span text:style-name="T16">By this, Fineman means that candidates can appeal to extremes, safe in the knowledge that the more moderate will vote for them as being ‘better than the other guy.’ The leader-chosen selection system, where party leadership chooses the presidential candidate, has its own ups and downs. An advantage is that it can lead to a more well-rounded, mainstream candidate being chosen, </text:span><text:span text:style-name="T17">the main disadvantage is that it can lead to the ‘democracy’ becoming top-heavy and undemocratic. <text:s/>Both systems work, Fineman’s statement is simply interesting.</text:span></text:p>
      <text:p text:style-name="P3"><text:span text:style-name="T17"><text:tab/></text:span><text:span text:style-name="T18">Finally, Fineman declares that ‘The habit of [arguing] makes us unique and gives us our freedom, creativity, and strength.’[3] While argument certainly gives the United States and its citizens freedom, creativity, and strength, it does not make the United States unique. Many other countries have had their destinies shaped by the people, not just the leadership. The best example of this is the United Kingdom, which held a referendum to determine whether or not it should leave the European Union. In a decision which shocked the world, the people voted to leave the Union, a decision unexpected enough </text:span><text:soft-page-break/><text:span text:style-name="T18">to force the then Prime Minister out of office. Fineman’s belief that the United States is the only true democracy is mildly incorrect at best, and somewhat undermines their authority.</text:span></text:p>
      <text:p text:style-name="P3"><text:span text:style-name="T18"><text:tab/></text:span><text:span text:style-name="T19">In my opinion, most of </text:span><text:span text:style-name="T20">Thirteen Americans Arguments</text:span><text:span text:style-name="T19"> is sensible and accurate, with only minor issues, such as believing the United States to be the only true democracy, being debatable. </text:span><text:span text:style-name="T20">Arguments</text:span><text:span text:style-name="T19"> is an informative, interesting dissection of the American political system from the point of view of a man who has worked in journalism for most of their lif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20:49:19.236418759</meta:creation-date>
    <dc:date>2017-08-24T00:17:59.715685056</dc:date>
    <meta:editing-duration>PT51M43S</meta:editing-duration>
    <meta:editing-cycles>9</meta:editing-cycles>
    <meta:generator>LibreOffice/5.4.0.3$Linux_X86_64 LibreOffice_project/40m0$Build-3</meta:generator>
    <meta:print-date>2017-08-24T00:12:36.363259409</meta:print-date>
    <meta:document-statistic meta:table-count="0" meta:image-count="0" meta:object-count="0" meta:page-count="3" meta:paragraph-count="10" meta:word-count="806" meta:character-count="5113" meta:non-whitespace-character-count="4308"/>
  </office:meta>
</office:document-meta>
</file>